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background-color="#5EB91E"/>
    </style:style>
    <style:style style:name="T4" style:parent-style-name="DefaultParagraphFont" style:family="text">
      <style:text-properties fo:background-color="#81D41A"/>
    </style:style>
    <style:style style:name="T5" style:parent-style-name="DefaultParagraphFont" style:family="text">
      <style:text-properties fo:background-color="#81D41A"/>
    </style:style>
    <style:style style:name="T6" style:parent-style-name="DefaultParagraphFont" style:family="text">
      <style:text-properties fo:background-color="#81D41A"/>
    </style:style>
    <style:style style:name="T7" style:parent-style-name="DefaultParagraphFont" style:family="text">
      <style:text-properties fo:background-color="#FF860D"/>
    </style:style>
    <style:style style:name="P8" style:parent-style-name="Standard" style:family="paragraph">
      <style:text-properties fo:background-color="#FF860D"/>
    </style:style>
    <style:style style:name="T9" style:parent-style-name="DefaultParagraphFont" style:family="text">
      <style:text-properties style:language-complex="he" style:country-complex="IL"/>
    </style:style>
    <style:style style:name="P10" style:parent-style-name="Standard" style:family="paragraph">
      <style:text-properties fo:font-weight="bold" style:font-weight-asian="bold" style:font-weight-complex="bold" fo:background-color="#5EB91E"/>
    </style:style>
  </office:automatic-styles>
  <office:body>
    <office:text text:use-soft-page-breaks="true">
      <text:p text:style-name="P1">RealTime task:</text:p>
      <text:p text:style-name="Standard"/>
      <text:p text:style-name="Standard">Step1:<text:span text:style-name="T2"><text:s/>Project idea: to solve Harvard college comupter since final task using 6 APIs:</text:span></text:p>
      <text:p text:style-name="Standard">-Implement a program that applies filters to BMPs, per the below.</text:p>
      <text:p text:style-name="Standard">https://cs50.harvard.edu/college/2022/spring/psets/4/filter/more/</text:p>
      <text:p text:style-name="Standard"/>
      <text:p text:style-name="Standard">Step2: Flow chart:</text:p>
      <text:p text:style-name="Standard"/>
      <text:p text:style-name="Standard">Codding to file.bmp ---&gt; client ---&gt; server ---&gt; decodding. <text:s/><text:span text:style-name="T3">DONE</text:span></text:p>
      <text:p text:style-name="Standard"/>
      <text:p text:style-name="Standard">Step3: To write a program to store all file “metadata”. <text:s/><text:span text:style-name="T4">DONE</text:span></text:p>
      <text:p text:style-name="Standard"/>
      <text:p text:style-name="Standard">Step4: bitwise opretion to store the hidden ascii bits inside LSB of each RGB pixel.<text:s/><text:span text:style-name="T5">DONE</text:span></text:p>
      <text:p text:style-name="Standard"/>
      <text:p text:style-name="Standard">Step5: To write a program to remove the the find the hidden bits.<text:s/><text:span text:style-name="T6">DONE</text:span></text:p>
      <text:p text:style-name="Standard"/>
      <text:p text:style-name="Standard">Step6:To build client server and to and use sendfile (mmap) API to send the bmp over the network.</text:p>
      <text:p text:style-name="Standard">(I can send jpag,txt and so but can’t solve it for bmp) –<text:s/><text:span text:style-name="T7">90% DONE</text:span></text:p>
      <text:p text:style-name="P8"/>
      <text:p text:style-name="Standard">**Can’t use sendfile because EOF is<text:s/>part of the metadata in BMP!<text:s/></text:p>
      <text:p text:style-name="Standard">Note: task is 90% completed<text:span text:style-name="T9">.</text:span></text:p>
      <text:p text:style-name="Standard"/>
      <text:p text:style-name="P10">API LIST:</text:p>
      <text:p text:style-name="Standard"/>
      <text:p text:style-name="Standard">1.Ipv4</text:p>
      <text:p text:style-name="Standard">2.TCP client/server</text:p>
      <text:p text:style-name="Standard">3.FILE: Read,Write, fopen, fpring, fclose, fwrite).</text:p>
      <text:p text:style-name="Standard">4.memcpy,memset.</text:p>
      <text:p text:style-name="Standard">5.sendfile API.</text:p>
      <text:p text:style-name="Standard">6.Strings<text:s/>API: strlen,fseek.</text:p>
      <text:p text:style-name="Standard">7.I/O Block UFL API: bopen, bread, bwrite.</text:p>
      <text:p text:style-name="Standard">8. math.h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P</meta:initial-creator>
    <dc:creator>HP</dc:creator>
    <meta:creation-date>2022-06-02T16:57:00Z</meta:creation-date>
    <dc:date>2022-07-21T13:29:00Z</dc:date>
    <meta:template xlink:href="Normal" xlink:type="simple"/>
    <meta:editing-cycles>1</meta:editing-cycles>
    <meta:editing-duration>PT480S</meta:editing-duration>
    <meta:document-statistic meta:page-count="1" meta:paragraph-count="2" meta:word-count="152" meta:character-count="1017" meta:row-count="7" meta:non-whitespace-character-count="867"/>
  </office:meta>
</office:document-meta>
</file>